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0.482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1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3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59.742cm" svg:height="33.603cm" svg:x="0.1cm" svg:y="0.1cm">
            <draw:object draw:notify-on-update-of-ranges="Лист1.A1:Лист1.A1 Лист1.A2:Лист1.A5 Лист1.B1:Лист1.B1 Лист1.B2:Лист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10 * SIN(RADIANS(60))" office:value-type="float" office:value="8.66025403784439" calcext:value-type="float">
            <text:p>8,66025403784439</text:p>
          </table:table-cell>
          <table:table-cell table:formula="of:=10 * COS(RADIANS(60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table table:name="Лист2" table:style-name="ta1">
        <table:shapes>
          <draw:frame draw:z-index="0" draw:style-name="gr1" draw:text-style-name="P1" svg:width="15.999cm" svg:height="8.999cm" svg:x="5.428cm" svg:y="0.132cm">
            <draw:object draw:notify-on-update-of-ranges="Лист2.A1:Лист2.A1 Лист2.A2:Лист2.A5 Лист2.B1:Лист2.B1 Лист2.B2:Лист2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g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formula="of:=[.A2]+[.C3]*COS(RADIANS([.D3]))" office:value-type="float" office:value="3.67394039744206E-016" calcext:value-type="float">
            <text:p>4E-16</text:p>
          </table:table-cell>
          <table:table-cell table:formula="of:=[.B2]+[.C3]*SIN(RADIANS([.D3])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style-name="ce2" table:formula="of:=[.A3]+[.C4]*COS(RADIANS([.D4]))" office:value-type="float" office:value="5.19615242270663" calcext:value-type="float">
            <text:p>5,1962E+00</text:p>
          </table:table-cell>
          <table:table-cell table:formula="of:=[.B3]+[.C4]*SIN(RADIANS([.D4])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3]+[.E3]" office:value-type="float" office:value="-30" calcext:value-type="float">
            <text:p>-30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style-name="ce1" table:formula="of:=[.A4]+[.C5]*COS(RADIANS([.D5]))" office:value-type="float" office:value="0" calcext:value-type="float">
            <text:p>0E+00</text:p>
          </table:table-cell>
          <table:table-cell table:formula="of:=[.B4]+[.C5]*SIN(RADIANS([.D5]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4]+[.E4]" office:value-type="float" office:value="-150" calcext:value-type="float">
            <text:p>-15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UM([.B9:.B13])" office:value-type="float" office:value="13" calcext:value-type="float">
            <text:p>13</text:p>
          </table:table-cell>
          <table:table-cell table:number-columns-repeated="3"/>
        </table:table-row>
      </table:table>
      <table:table table:name="Лист3" table:style-name="ta1">
        <table:shapes>
          <draw:frame draw:z-index="0" draw:style-name="gr1" draw:text-style-name="P1" svg:width="11.009cm" svg:height="8.999cm" svg:x="8.689cm" svg:y="0.257cm">
            <draw:object draw:notify-on-update-of-ranges="Лист3.A1:Лист3.A1 Лист3.A2:Лист3.A8 Лист3.B1:Лист3.B1 Лист3.B2:Лист3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1638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3" table:formula="of:=[.A2]+[.E3]*COS(RADIANS([.C3]))" office:value-type="float" office:value="2.44929359829471E-016" calcext:value-type="float">
            <text:p>2,44929359829471E-16</text:p>
          </table:table-cell>
          <table:table-cell table:style-name="ce3" table:formula="of:=[.B2]+[.E3]*SIN(RADIANS([.C3]))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6379"/>
        </table:table-row>
        <table:table-row table:style-name="ro1">
          <table:table-cell table:style-name="ce3" table:formula="of:=[.A3]+[.E4]*COS(RADIANS([.C4]))" office:value-type="float" office:value="3.46410161513776" calcext:value-type="float">
            <text:p>3,46410161513776</text:p>
          </table:table-cell>
          <table:table-cell table:style-name="ce3" table:formula="of:=[.B3]+[.E4]*SIN(RADIANS([.C4]))" office:value-type="float" office:value="6" calcext:value-type="float">
            <text:p>6</text:p>
          </table:table-cell>
          <table:table-cell table:style-name="ce3" table:formula="of:=[.C3]+[.D3]" office:value-type="float" office:value="30" calcext:value-type="float">
            <text:p>3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6379"/>
        </table:table-row>
        <table:table-row table:style-name="ro1">
          <table:table-cell table:style-name="ce3" table:formula="of:=[.A4]+[.E5]*COS(RADIANS([.C5]))" office:value-type="float" office:value="6.92820323027551" calcext:value-type="float">
            <text:p>6,92820323027551</text:p>
          </table:table-cell>
          <table:table-cell table:style-name="ce3" table:formula="of:=[.B4]+[.E5]*SIN(RADIANS([.C5]))" office:value-type="float" office:value="4" calcext:value-type="float">
            <text:p>4</text:p>
          </table:table-cell>
          <table:table-cell table:style-name="ce3" table:formula="of:=[.C4]+[.D4]" office:value-type="float" office:value="-30" calcext:value-type="float">
            <text:p>-3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6379"/>
        </table:table-row>
        <table:table-row table:style-name="ro1">
          <table:table-cell table:style-name="ce3" table:formula="of:=[.A5]+[.E6]*COS(RADIANS([.C6]))" office:value-type="float" office:value="6.92820323027551" calcext:value-type="float">
            <text:p>6,92820323027551</text:p>
          </table:table-cell>
          <table:table-cell table:style-name="ce3" table:formula="of:=[.B5]+[.E6]*SIN(RADIANS([.C6]))" office:value-type="float" office:value="0" calcext:value-type="float">
            <text:p>0</text:p>
          </table:table-cell>
          <table:table-cell table:style-name="ce3" table:formula="of:=[.C5]+[.D5]" office:value-type="float" office:value="-90" calcext:value-type="float">
            <text:p>-9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6379"/>
        </table:table-row>
        <table:table-row table:style-name="ro1">
          <table:table-cell table:style-name="ce3" table:formula="of:=[.A6]+[.E7]*COS(RADIANS([.C7]))" office:value-type="float" office:value="3.46410161513776" calcext:value-type="float">
            <text:p>3,46410161513776</text:p>
          </table:table-cell>
          <table:table-cell table:style-name="ce3" table:formula="of:=[.B6]+[.E7]*SIN(RADIANS([.C7]))" office:value-type="float" office:value="-2" calcext:value-type="float">
            <text:p>-2</text:p>
          </table:table-cell>
          <table:table-cell table:style-name="ce3" table:formula="of:=[.C6]+[.D6]" office:value-type="float" office:value="-150" calcext:value-type="float">
            <text:p>-15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6379"/>
        </table:table-row>
        <table:table-row table:style-name="ro1">
          <table:table-cell table:formula="of:=[.A7]+[.E8]*COS(RADIANS([.C8]))" office:value-type="float" office:value="0" calcext:value-type="float">
            <text:p>0</text:p>
          </table:table-cell>
          <table:table-cell table:formula="of:=[.B7]+[.E8]*SIN(RADIANS([.C8]))" office:value-type="float" office:value="0" calcext:value-type="float">
            <text:p>0</text:p>
          </table:table-cell>
          <table:table-cell table:formula="of:=[.C7]+[.D7]" office:value-type="float" office:value="-210" calcext:value-type="float">
            <text:p>-210</text:p>
          </table:table-cell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gt;0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]-[.B4])/([.A3]-[.A4])" office:value-type="float" office:value="0.577350269189626" calcext:value-type="float">
            <text:p>0,577350269189626</text:p>
          </table:table-cell>
          <table:table-cell table:formula="of:=[.B4]-[.B12]*[.A4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=(Y1-Y2)/(X1-X2)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]-[.B5])/([.A4]-[.A5])" office:value-type="float" office:value="-0.577350269189626" calcext:value-type="float">
            <text:p>-0,577350269189626</text:p>
          </table:table-cell>
          <table:table-cell table:formula="of:=[.B5]-[.B13]*[.A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=Y2-K*X2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&lt;6,92820323027551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6]-[.B7])/([.A6]-[.A7])" office:value-type="float" office:value="0.577350269189626" calcext:value-type="float">
            <text:p>0,577350269189626</text:p>
          </table:table-cell>
          <table:table-cell table:formula="of:=[.B7]-[.B15]*[.A7]" office:value-type="float" office:value="-4" calcext:value-type="float">
            <text:p>-4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7]-[.B8])/([.A7]-[.A8])" office:value-type="float" office:value="-0.577350269189626" calcext:value-type="float">
            <text:p>-0,577350269189626</text:p>
          </table:table-cell>
          <table:table-cell table:formula="of:=[.B8]-[.B16]*[.A8]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Лист4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table:formula="of:=15*16" office:value-type="float" office:value="240" calcext:value-type="float">
            <text:p>240</text:p>
          </table:table-cell>
        </table:table-row>
        <table:table-row table:style-name="ro1">
          <table:table-cell table:formula="of:=13*15"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5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16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17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18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19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0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5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6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6:35:01.627000000</meta:creation-date>
    <dc:date>2023-03-07T18:14:43.721000000</dc:date>
    <meta:editing-duration>PT1H39M42S</meta:editing-duration>
    <meta:editing-cycles>4</meta:editing-cycles>
    <meta:generator>LibreOffice/7.5.0.3$Windows_X86_64 LibreOffice_project/c21113d003cd3efa8c53188764377a8272d9d6de</meta:generator>
    <meta:document-statistic meta:table-count="4" meta:cell-count="10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9.743cm" svg:height="33.604cm" xlink:href=".." xlink:type="simple" chart:class="chart:scatter" chart:style-name="ch1">
        <chart:legend chart:legend-position="end" svg:x="58.214cm" svg:y="16.503cm" style:legend-expansion="high" chart:style-name="ch2"/>
        <chart:plot-area chart:style-name="ch3" table:cell-range-address="Лист1.A1:Лист1.B5" chart:data-source-has-labels="row" svg:x="1.194cm" svg:y="0.672cm" svg:width="55.826cm" svg:height="32.26cm">
          <chart:coordinate-region svg:x="1.815cm" svg:y="0.872cm" svg:width="55.018cm" svg:height="31.41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2:Лист1.B5" chart:label-cell-address="Лист1.B1:Лист1.B1" chart:class="chart:scatter">
            <chart:domain table:cell-range-address="Лист1.A2:Лист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5</svg:desc>
                </draw:g>
              </table:table-cell>
              <table:table-cell office:value-type="float" office:value="0">
                <text:p>0</text:p>
                <draw:g>
                  <svg:desc>Лист1.B2:Лист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Лист2.A1:Лист2.B5" chart:data-source-has-labels="row" svg:x="0.32cm" svg:y="0.18cm" svg:width="13.831cm" svg:height="8.64cm">
          <chart:coordinate-region svg:x="0.756cm" svg:y="0.38cm" svg:width="13.301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2.B2:Лист2.B5" chart:label-cell-address="Лист2.B1:Лист2.B1" chart:class="chart:scatter">
            <chart:domain table:cell-range-address="Лист2.A2:Лист2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2.B1:Лист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2.A2:Лист2.A5</svg:desc>
                </draw:g>
              </table:table-cell>
              <table:table-cell office:value-type="float" office:value="0">
                <text:p>0</text:p>
                <draw:g>
                  <svg:desc>Лист2.B2:Лист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9615242270663">
                <text:p>5.19615242270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1cm" svg:height="9cm" xlink:href=".." xlink:type="simple" chart:class="chart:scatter" chart:style-name="ch1">
        <chart:legend chart:legend-position="end" svg:x="9.481cm" svg:y="4.201cm" style:legend-expansion="high" chart:style-name="ch2"/>
        <chart:plot-area chart:style-name="ch3" table:cell-range-address="Лист3.A1:Лист3.B8" chart:data-source-has-labels="row" svg:x="0.22cm" svg:y="0.18cm" svg:width="9.041cm" svg:height="8.64cm">
          <chart:coordinate-region svg:x="0.762cm" svg:y="0.379cm" svg:width="8.405cm" svg:height="8.24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3.B2:Лист3.B8" chart:label-cell-address="Лист3.B1:Лист3.B1" chart:class="chart:scatter">
            <chart:domain table:cell-range-address="Лист3.A2:Лист3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3.B1:Лист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3.A2:Лист3.A8</svg:desc>
                </draw:g>
              </table:table-cell>
              <table:table-cell office:value-type="float" office:value="0">
                <text:p>0</text:p>
                <draw:g>
                  <svg:desc>Лист3.B2:Лист3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6410161513776">
                <text:p>3.464101615137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6410161513776">
                <text:p>3.464101615137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